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0C5316D2CD159B457AE.jpg" manifest:media-type="image/jpeg"/>
  <manifest:file-entry manifest:full-path="Pictures/10000000000005CF000003451B5076651FEFBA50.jpg" manifest:media-type="image/jpeg"/>
  <manifest:file-entry manifest:full-path="Pictures/10000000000000FF000000C62C135E354C58842A.jpg" manifest:media-type="image/jpeg"/>
  <manifest:file-entry manifest:full-path="Pictures/100000000000012C000000A861047E1F98521CB4.jpg" manifest:media-type="image/jpeg"/>
  <manifest:file-entry manifest:full-path="Pictures/1000000000000113000000B7709BDA76805DD93B.jpg" manifest:media-type="image/jpe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771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771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0.601cm" svg:y="4.021cm" presentation:class="outline" presentation:user-transformed="true">
          <draw:text-box>
            <text:list text:style-name="L1">
              <text:list-item>
                <text:p>HAPPY EMOTION</text:p>
              </text:list-item>
            </text:list>
          </draw:text-box>
        </draw:frame>
        <draw:frame draw:style-name="gr1" draw:text-style-name="P2" draw:layer="layout" svg:width="13.368cm" svg:height="8.896cm" svg:x="6.432cm" svg:y="6.904cm">
          <draw:image xlink:href="Pictures/1000000000000113000000B7709BDA76805DD9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text-style-name="P1" draw:layer="layout" svg:width="25.199cm" svg:height="1.771cm" svg:x="1.4cm" svg:y="0.837cm" presentation:class="title" presentation:placeholder="true">
          <draw:text-box/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ANGRY EMOTION <text:s text:c="12"/>NORMAL PERSON</text:p>
              </text:list-item>
            </text:list>
          </draw:text-box>
        </draw:frame>
        <draw:frame draw:style-name="gr1" draw:text-style-name="P2" draw:layer="layout" svg:width="13.299cm" svg:height="7.446cm" svg:x="0.901cm" svg:y="7.954cm">
          <draw:image xlink:href="Pictures/100000000000012C000000A861047E1F98521CB4.jpg" xlink:type="simple" xlink:show="embed" xlink:actuate="onLoad" loext:mime-type="image/jpeg">
            <text:p/>
          </draw:image>
        </draw:frame>
        <draw:frame draw:style-name="gr3" draw:text-style-name="P4" draw:layer="layout" svg:width="10.146cm" svg:height="7.878cm" svg:x="15.654cm" svg:y="7.8cm">
          <draw:image xlink:href="Pictures/10000000000000FF000000C62C135E354C5884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text-style-name="P1" draw:layer="layout" svg:width="25.199cm" svg:height="1.771cm" svg:x="1.4cm" svg:y="0.837cm" presentation:class="title" presentation:placeholder="true">
          <draw:text-box/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1">
              <text:list-item>
                <text:p>SURPRISE EMOTION</text:p>
              </text:list-item>
            </text:list>
          </draw:text-box>
        </draw:frame>
        <draw:frame draw:style-name="gr1" draw:text-style-name="P2" draw:layer="layout" svg:width="17.316cm" svg:height="9.746cm" svg:x="4.884cm" svg:y="7cm">
          <draw:image xlink:href="Pictures/10000000000005CF000003451B5076651FEFBA5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4" draw:text-style-name="P1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cm" presentation:class="outline" presentation:user-transformed="true">
          <draw:text-box>
            <text:list text:style-name="L1">
              <text:list-item>
                <text:p>NEUTRAL EMOTION</text:p>
              </text:list-item>
            </text:list>
          </draw:text-box>
        </draw:frame>
        <draw:frame draw:style-name="gr1" draw:text-style-name="P2" draw:layer="layout" svg:width="12.055cm" svg:height="9.276cm" svg:x="8.2cm" svg:y="7.124cm">
          <draw:image xlink:href="Pictures/1000000000000100000000C5316D2CD159B457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8T19:29:06.206859521</meta:creation-date>
    <meta:editing-duration>PT1H27M42S</meta:editing-duration>
    <meta:editing-cycles>3</meta:editing-cycles>
    <meta:generator>LibreOffice/6.4.7.2$Linux_X86_64 LibreOffice_project/40$Build-2</meta:generator>
    <dc:title>Blue Curve</dc:title>
    <dc:date>2023-07-28T21:32:43.299944191</dc:date>
    <meta:document-statistic meta:object-count="56"/>
  </office:meta>
</office:document-meta>
</file>